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" style:family="paragraph" style:parent-style-name="Standard">
      <style:text-properties officeooo:rsid="001adc7b" officeooo:paragraph-rsid="001adc7b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adc7b" officeooo:paragraph-rsid="001adc7b"/>
    </style:style>
    <style:style style:name="P4" style:family="paragraph" style:parent-style-name="Standard">
      <style:text-properties officeooo:rsid="001b2022" officeooo:paragraph-rsid="001b2022"/>
    </style:style>
    <style:style style:name="P5" style:family="paragraph" style:parent-style-name="Standard">
      <style:text-properties officeooo:rsid="001b2022" officeooo:paragraph-rsid="001b2022"/>
    </style:style>
    <style:style style:name="P6" style:family="paragraph" style:parent-style-name="Standard">
      <style:text-properties officeooo:rsid="001df9c5" officeooo:paragraph-rsid="001df9c5"/>
    </style:style>
    <style:style style:name="T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1b6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Ertelenen işler-iyileştirmeler</text:p>
      <text:p text:style-name="P2"/>
      <text:p text:style-name="P1"><text:span text:style-name="T1">LocalDate today </text:span><text:span text:style-name="T2">= </text:span><text:span text:style-name="T1">LocalDate</text:span><text:span text:style-name="T2">.</text:span><text:span text:style-name="T3">now</text:span><text:span text:style-name="T2">();</text:span></text:p>
      <text:p text:style-name="P2">aslında yerel formatta yazmıyor</text:p>
      <text:p text:style-name="P2"/>
      <text:p text:style-name="P2"/>
      <text:p text:style-name="P3"><text:span text:style-name="T2">} </text:span><text:span text:style-name="T4">catch </text:span><text:span text:style-name="T2">(</text:span><text:span text:style-name="T1">FileNotFoundException FileNotFoundException</text:span><text:span text:style-name="T2">) {</text:span></text:p>
      <text:p text:style-name="P4">bu isimlendirme çalışıyor mu sahşden</text:p>
      <text:p text:style-name="P4"/>
      <text:p text:style-name="P4"/>
      <text:p text:style-name="P4">denememetin.txt <text:span text:style-name="T5">eski hali,uzanti</text:span></text:p>
      <text:p text:style-name="P4"/>
      <text:p text:style-name="P4"/>
      <text:p text:style-name="P4">---------</text:p>
      <text:p text:style-name="P6">uye değişkenleri ileride get set , kurucu metod a alalaım</text:p>
      <text:p text:style-name="P6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26:08.093358222</meta:creation-date>
    <dc:date>2024-03-17T14:51:55.920048252</dc:date>
    <meta:editing-duration>PT20M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34" meta:character-count="284" meta:non-whitespace-character-count="258"/>
  </office:meta>
</office:document-meta>
</file>